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>
        <style:tab-stops>
          <style:tab-stop style:position="15.529cm"/>
        </style:tab-stops>
      </style:paragraph-properties>
      <style:text-properties style:font-name="Calibri" fo:font-size="14pt" fo:font-weight="normal" officeooo:paragraph-rsid="00a1cde3" style:font-name-asian="Calibri2" style:font-size-asian="14pt" style:font-weight-asian="normal" style:font-name-complex="Calibri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weight="normal" style:font-name-asian="Calibri2" style:font-weight-asian="normal" style:font-name-complex="Calibri2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officeooo:paragraph-rsid="0048b00b"/>
    </style:style>
    <style:style style:name="P5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13ab83" style:font-name-asian="Calibri2" style:font-weight-asian="bold" style:font-name-complex="Calibri2" style:font-weight-complex="bold"/>
    </style:style>
    <style:style style:name="P6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7ea494" style:font-name-asian="Calibri2" style:font-weight-asian="bold" style:font-name-complex="Calibri2" style:font-weight-complex="bold"/>
    </style:style>
    <style:style style:name="P7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b78a4a" style:font-name-asian="Calibri2" style:font-weight-asian="bold" style:font-name-complex="Calibri2" style:font-weight-complex="bold"/>
    </style:style>
    <style:style style:name="P8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7ea494" officeooo:paragraph-rsid="007ea494" style:font-name-asian="Calibri2" style:font-weight-asian="bold" style:font-name-complex="Calibri2" style:font-weight-complex="bold"/>
    </style:style>
    <style:style style:name="P9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7ea494" officeooo:paragraph-rsid="00b78a4a" style:font-name-asian="Calibri2" style:font-weight-asian="bold" style:font-name-complex="Calibri2" style:font-weight-complex="bold"/>
    </style:style>
    <style:style style:name="P10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23c432" style:font-name-asian="Calibri2" style:font-weight-asian="normal" style:font-name-complex="Calibri2"/>
    </style:style>
    <style:style style:name="P11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773263" style:font-name-asian="Calibri2" style:font-weight-asian="normal" style:font-name-complex="Calibri2"/>
    </style:style>
    <style:style style:name="P12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rsid="007ea494" officeooo:paragraph-rsid="007ea494" style:font-name-asian="Calibri2" style:font-weight-asian="normal" style:font-name-complex="Calibri2" style:font-weight-complex="normal"/>
    </style:style>
    <style:style style:name="P13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normal" officeooo:rsid="00a3f045" officeooo:paragraph-rsid="00a49569" style:font-name-asian="Calibri2" style:font-size-asian="12pt" style:font-weight-asian="normal" style:font-name-complex="Calibri2" style:font-weight-complex="normal"/>
    </style:style>
    <style:style style:name="P14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normal" officeooo:rsid="00a49569" officeooo:paragraph-rsid="00bd1c43" style:font-name-asian="Calibri2" style:font-size-asian="12pt" style:font-weight-asian="normal" style:font-name-complex="Calibri2" style:font-weight-complex="normal"/>
    </style:style>
    <style:style style:name="P15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normal" officeooo:rsid="00a64e78" officeooo:paragraph-rsid="00bd1c43" style:font-name-asian="Calibri2" style:font-size-asian="12pt" style:font-weight-asian="normal" style:font-name-complex="Calibri2" style:font-weight-complex="normal"/>
    </style:style>
    <style:style style:name="P16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51378a" officeooo:paragraph-rsid="00b9c480" style:font-name-asian="Calibri2" style:font-size-asian="12pt" style:font-weight-asian="normal" style:font-name-complex="Calibri2"/>
    </style:style>
    <style:style style:name="P17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ba4242" officeooo:paragraph-rsid="00ba4242" style:font-name-asian="Calibri2" style:font-size-asian="12pt" style:font-weight-asian="normal" style:font-name-complex="Calibri2"/>
    </style:style>
    <style:style style:name="P18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bbefb5" officeooo:paragraph-rsid="00bbefb5" style:font-name-asian="Calibri2" style:font-size-asian="12pt" style:font-weight-asian="normal" style:font-name-complex="Calibri2"/>
    </style:style>
    <style:style style:name="P19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rsid="00a49569" officeooo:paragraph-rsid="00bd1c43" style:font-name-asian="Calibri2" style:font-size-asian="12pt" style:font-weight-asian="bold" style:font-name-complex="Calibri2" style:font-weight-complex="bold"/>
    </style:style>
    <style:style style:name="P20" style:family="paragraph" style:parent-style-name="Preformatted_20_Text">
      <style:paragraph-properties fo:margin-top="0cm" fo:margin-bottom="0.051cm" loext:contextual-spacing="false" fo:line-height="100%"/>
      <style:text-properties officeooo:paragraph-rsid="0049b6db"/>
    </style:style>
    <style:style style:name="P21" style:family="paragraph" style:parent-style-name="Preformatted_20_Text">
      <style:paragraph-properties fo:margin-top="0cm" fo:margin-bottom="0.051cm" loext:contextual-spacing="false" fo:line-height="0.512cm"/>
      <style:text-properties officeooo:paragraph-rsid="00b9c480"/>
    </style:style>
    <style:style style:name="P22" style:family="paragraph" style:parent-style-name="Preformatted_20_Text">
      <style:paragraph-properties fo:margin-top="0cm" fo:margin-bottom="0.051cm" loext:contextual-spacing="false" fo:line-height="0.512cm"/>
      <style:text-properties officeooo:paragraph-rsid="00ba4242"/>
    </style:style>
    <style:style style:name="P23" style:family="paragraph" style:parent-style-name="Preformatted_20_Text">
      <style:paragraph-properties fo:margin-top="0cm" fo:margin-bottom="0.051cm" loext:contextual-spacing="false" fo:line-height="0.512cm"/>
      <style:text-properties officeooo:paragraph-rsid="00bbefb5"/>
    </style:style>
    <style:style style:name="P24" style:family="paragraph" style:parent-style-name="Preformatted_20_Text">
      <style:paragraph-properties fo:margin-top="0cm" fo:margin-bottom="0.051cm" loext:contextual-spacing="false" fo:line-height="0.512cm"/>
      <style:text-properties officeooo:paragraph-rsid="00be88fc"/>
    </style:style>
    <style:style style:name="P25" style:family="paragraph" style:parent-style-name="Preformatted_20_Text">
      <style:paragraph-properties fo:margin-top="0cm" fo:margin-bottom="0.051cm" loext:contextual-spacing="false" fo:line-height="0.512cm"/>
      <style:text-properties officeooo:paragraph-rsid="00beff6d"/>
    </style:style>
    <style:style style:name="P26" style:family="paragraph" style:parent-style-name="Preformatted_20_Text">
      <style:paragraph-properties fo:margin-top="0cm" fo:margin-bottom="0.051cm" loext:contextual-spacing="false" fo:line-height="0.512cm"/>
      <style:text-properties officeooo:paragraph-rsid="00c15522"/>
    </style:style>
    <style:style style:name="P27" style:family="paragraph" style:parent-style-name="Preformatted_20_Text">
      <style:paragraph-properties fo:margin-top="0cm" fo:margin-bottom="0.051cm" loext:contextual-spacing="false" fo:line-height="0.512cm"/>
      <style:text-properties officeooo:paragraph-rsid="00c32006"/>
    </style:style>
    <style:style style:name="P28" style:family="paragraph" style:parent-style-name="Preformatted_20_Text">
      <style:paragraph-properties fo:margin-top="0cm" fo:margin-bottom="0.051cm" loext:contextual-spacing="false" fo:line-height="0.512cm"/>
      <style:text-properties officeooo:paragraph-rsid="00c4c027"/>
    </style:style>
    <style:style style:name="P29" style:family="paragraph" style:parent-style-name="Preformatted_20_Text">
      <style:paragraph-properties fo:margin-top="0cm" fo:margin-bottom="0.051cm" loext:contextual-spacing="false" fo:line-height="0.512cm"/>
      <style:text-properties officeooo:paragraph-rsid="00c5f6ff"/>
    </style:style>
    <style:style style:name="P30" style:family="paragraph" style:parent-style-name="Standard">
      <style:paragraph-properties fo:margin-top="0cm" fo:margin-bottom="0.051cm" loext:contextual-spacing="false" fo:line-height="100%"/>
      <style:text-properties style:font-name="Calibri" fo:font-weight="normal" officeooo:rsid="007ea494" officeooo:paragraph-rsid="007f65fa" style:font-name-asian="Calibri2" style:font-weight-asian="normal" style:font-name-complex="Calibri2" style:font-weight-complex="normal"/>
    </style:style>
    <style:style style:name="P31" style:family="paragraph" style:parent-style-name="Standard">
      <style:paragraph-properties fo:margin-top="0cm" fo:margin-bottom="0.051cm" loext:contextual-spacing="false" fo:line-height="100%"/>
      <style:text-properties style:font-name="Calibri" fo:font-size="10pt" fo:font-weight="normal" officeooo:rsid="007ea494" officeooo:paragraph-rsid="007ea494" style:font-name-asian="Calibri2" style:font-size-asian="10pt" style:font-weight-asian="normal" style:font-name-complex="Calibri2" style:font-weight-complex="normal"/>
    </style:style>
    <style:style style:name="P32" style:family="paragraph" style:parent-style-name="Standard">
      <style:paragraph-properties fo:margin-top="0cm" fo:margin-bottom="0.051cm" loext:contextual-spacing="false" fo:line-height="100%"/>
      <style:text-properties style:font-name="Calibri" fo:font-size="10pt" fo:font-weight="normal" officeooo:rsid="007ea494" officeooo:paragraph-rsid="00b78a4a" style:font-name-asian="Calibri2" style:font-size-asian="10pt" style:font-weight-asian="normal" style:font-name-complex="Calibri2" style:font-weight-complex="normal"/>
    </style:style>
    <style:style style:name="P33" style:family="paragraph" style:parent-style-name="Standard">
      <style:paragraph-properties fo:margin-top="0cm" fo:margin-bottom="0.051cm" loext:contextual-spacing="false" fo:line-height="0.512cm"/>
      <style:text-properties style:font-name="Calibri" fo:font-size="12pt" officeooo:paragraph-rsid="00bbefb5" style:font-size-asian="12pt"/>
    </style:style>
    <style:style style:name="P34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35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fo:font-style="italic" fo:font-weight="normal" officeooo:rsid="004ce79f" style:font-name-asian="Calibri2" style:font-size-asian="12pt" style:font-style-asian="italic" style:font-weight-asian="normal" style:font-name-complex="Calibri2" style:font-style-complex="italic" style:font-weight-complex="normal"/>
    </style:style>
    <style:style style:name="P36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1" fo:font-size="12pt" fo:font-style="normal" officeooo:rsid="00691a9d" officeooo:paragraph-rsid="0062d242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Calibri" fo:font-size="10pt" style:font-size-asian="10pt"/>
    </style:style>
    <style:style style:name="P38" style:family="paragraph" style:parent-style-name="Standard">
      <style:paragraph-properties fo:text-align="start" style:justify-single-word="false"/>
      <style:text-properties style:font-name="Calibri" fo:font-size="10pt" fo:font-weight="normal" officeooo:rsid="007ea494" officeooo:paragraph-rsid="00b78a4a" style:font-name-asian="Calibri2" style:font-size-asian="10pt" style:font-weight-asian="normal" style:font-name-complex="Calibri2" style:font-weight-complex="normal"/>
    </style:style>
    <style:style style:name="P39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51378a" officeooo:paragraph-rsid="00be88fc" style:font-name-asian="Calibri2" style:font-size-asian="12pt" style:font-weight-asian="normal" style:font-name-complex="Calibri2"/>
    </style:style>
    <style:style style:name="P40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beff6d" officeooo:paragraph-rsid="00beff6d" style:font-name-asian="Calibri2" style:font-size-asian="12pt" style:font-weight-asian="normal" style:font-name-complex="Calibri2"/>
    </style:style>
    <style:style style:name="P41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c15522" officeooo:paragraph-rsid="00c15522" style:font-name-asian="Calibri2" style:font-size-asian="12pt" style:font-weight-asian="normal" style:font-name-complex="Calibri2"/>
    </style:style>
    <style:style style:name="P42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c32006" officeooo:paragraph-rsid="00c32006" style:font-name-asian="Calibri2" style:font-size-asian="12pt" style:font-weight-asian="normal" style:font-name-complex="Calibri2"/>
    </style:style>
    <style:style style:name="P43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c4c027" officeooo:paragraph-rsid="00c4c027" style:font-name-asian="Calibri2" style:font-size-asian="12pt" style:font-weight-asian="normal" style:font-name-complex="Calibri2"/>
    </style:style>
    <style:style style:name="P44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c5f6ff" officeooo:paragraph-rsid="00c5f6ff" style:font-name-asian="Calibri2" style:font-size-asian="12pt" style:font-weight-asian="normal" style:font-name-complex="Calibri2"/>
    </style:style>
    <style:style style:name="P45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4pt" fo:font-style="normal" fo:font-weight="bold" style:font-name-asian="Calibri2" style:font-size-asian="14pt" style:font-style-asian="normal" style:font-weight-asian="bold" style:font-name-complex="Calibri2"/>
    </style:style>
    <style:style style:name="P46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officeooo:rsid="00a9c651"/>
    </style:style>
    <style:style style:name="P4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0.512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Calibri" fo:font-size="14pt" fo:font-style="normal" fo:font-weight="normal" officeooo:rsid="00a9c651" officeooo:paragraph-rsid="00c69138" style:font-name-asian="Calibri2" style:font-size-asian="14pt" style:font-style-asian="normal" style:font-weight-asian="normal" style:font-name-complex="Calibri2" style:font-weight-complex="normal" fo:hyphenate="false" fo:hyphenation-remain-char-count="2" fo:hyphenation-push-char-count="2"/>
    </style:style>
    <style:style style:name="P48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>
        <style:tab-stops>
          <style:tab-stop style:position="15.529cm"/>
        </style:tab-stops>
      </style:paragraph-properties>
      <style:text-properties style:font-name="Calibri" fo:font-size="18pt" fo:font-weight="bold" officeooo:paragraph-rsid="00a1cde3" style:font-name-asian="Calibri2" style:font-size-asian="18pt" style:font-weight-asian="bold" style:font-name-complex="Calibri2"/>
    </style:style>
    <style:style style:name="T1" style:family="text">
      <style:text-properties style:font-name="Calibri" fo:font-weight="normal" style:font-name-asian="Calibri2" style:font-weight-asian="normal" style:font-name-complex="Calibri2"/>
    </style:style>
    <style:style style:name="T2" style:family="text">
      <style:text-properties style:font-name="Calibri" fo:font-weight="normal" officeooo:rsid="00b78a4a" style:font-name-asian="Calibri2" style:font-weight-asian="normal" style:font-name-complex="Calibri2"/>
    </style:style>
    <style:style style:name="T3" style:family="text">
      <style:text-properties style:font-name="Calibri" fo:font-size="12pt" fo:font-weight="bold" style:font-name-asian="Calibri2" style:font-size-asian="12pt" style:font-weight-asian="bold" style:font-name-complex="Calibri2"/>
    </style:style>
    <style:style style:name="T4" style:family="text">
      <style:text-properties style:font-name="Calibri" fo:font-size="12pt" fo:font-weight="bold" style:font-name-asian="Calibri2" style:font-size-asian="12pt" style:font-weight-asian="bold" style:font-name-complex="Calibri2" style:font-weight-complex="bold"/>
    </style:style>
    <style:style style:name="T5" style:family="text">
      <style:text-properties style:font-name="Calibri" fo:font-size="12pt" fo:font-weight="bold" officeooo:rsid="0051378a" style:font-name-asian="Calibri2" style:font-size-asian="12pt" style:font-weight-asian="bold" style:font-name-complex="Calibri2" style:font-weight-complex="bold"/>
    </style:style>
    <style:style style:name="T6" style:family="text">
      <style:text-properties style:font-name="Calibri" fo:font-size="12pt" fo:font-weight="bold" officeooo:rsid="0051378a" style:font-name-asian="Calibri2" style:font-size-asian="12pt" style:font-weight-asian="bold" style:font-name-complex="Calibri2"/>
    </style:style>
    <style:style style:name="T7" style:family="text">
      <style:text-properties style:font-name="Calibri" fo:font-size="12pt" fo:font-weight="bold" officeooo:rsid="007ea494" style:font-name-asian="Calibri2" style:font-size-asian="12pt" style:font-weight-asian="bold" style:font-name-complex="Calibri2" style:font-size-complex="12pt" style:font-weight-complex="bold"/>
    </style:style>
    <style:style style:name="T8" style:family="text">
      <style:text-properties style:font-name="Calibri" fo:font-size="12pt" fo:font-weight="normal" style:font-name-asian="Calibri2" style:font-size-asian="12pt" style:font-weight-asian="normal" style:font-name-complex="Calibri2"/>
    </style:style>
    <style:style style:name="T9" style:family="text">
      <style:text-properties style:font-name="Calibri" fo:font-size="12pt" fo:font-weight="normal" officeooo:rsid="0083d347" style:font-name-asian="Calibri2" style:font-size-asian="12pt" style:font-weight-asian="normal" style:font-name-complex="Calibri2"/>
    </style:style>
    <style:style style:name="T10" style:family="text">
      <style:text-properties style:font-name="Calibri" fo:font-size="12pt" fo:font-weight="normal" officeooo:rsid="0084c224" style:font-name-asian="Calibri2" style:font-size-asian="12pt" style:font-weight-asian="normal" style:font-name-complex="Calibri2"/>
    </style:style>
    <style:style style:name="T11" style:family="text">
      <style:text-properties style:font-name="Calibri" fo:font-size="12pt" fo:font-weight="normal" officeooo:rsid="00b9c480" style:font-name-asian="Calibri2" style:font-size-asian="12pt" style:font-weight-asian="normal" style:font-name-complex="Calibri2"/>
    </style:style>
    <style:style style:name="T12" style:family="text">
      <style:text-properties style:font-name="Calibri" fo:font-size="12pt" fo:font-weight="normal" officeooo:rsid="0051378a" style:font-name-asian="Calibri2" style:font-size-asian="12pt" style:font-weight-asian="normal" style:font-name-complex="Calibri2"/>
    </style:style>
    <style:style style:name="T13" style:family="text">
      <style:text-properties style:font-name="Calibri" fo:font-size="12pt" fo:font-weight="normal" officeooo:rsid="00ba4242" style:font-name-asian="Calibri2" style:font-size-asian="12pt" style:font-weight-asian="normal" style:font-name-complex="Calibri2"/>
    </style:style>
    <style:style style:name="T14" style:family="text">
      <style:text-properties style:font-name="Calibri" fo:font-size="12pt" fo:font-weight="normal" officeooo:rsid="00bbefb5" style:font-name-asian="Calibri2" style:font-size-asian="12pt" style:font-weight-asian="normal" style:font-name-complex="Calibri2"/>
    </style:style>
    <style:style style:name="T15" style:family="text">
      <style:text-properties style:font-name="Calibri" fo:font-size="12pt" fo:font-weight="normal" officeooo:rsid="00be88fc" style:font-name-asian="Calibri2" style:font-size-asian="12pt" style:font-weight-asian="normal" style:font-name-complex="Calibri2"/>
    </style:style>
    <style:style style:name="T16" style:family="text">
      <style:text-properties style:font-name="Calibri" fo:font-size="12pt" fo:font-weight="normal" officeooo:rsid="00beff6d" style:font-name-asian="Calibri2" style:font-size-asian="12pt" style:font-weight-asian="normal" style:font-name-complex="Calibri2"/>
    </style:style>
    <style:style style:name="T17" style:family="text">
      <style:text-properties style:font-name="Calibri" fo:font-size="12pt" fo:font-weight="normal" officeooo:rsid="00c15522" style:font-name-asian="Calibri2" style:font-size-asian="12pt" style:font-weight-asian="normal" style:font-name-complex="Calibri2"/>
    </style:style>
    <style:style style:name="T18" style:family="text">
      <style:text-properties style:font-name="Calibri" fo:font-size="12pt" fo:font-weight="normal" officeooo:rsid="00c32006" style:font-name-asian="Calibri2" style:font-size-asian="12pt" style:font-weight-asian="normal" style:font-name-complex="Calibri2"/>
    </style:style>
    <style:style style:name="T19" style:family="text">
      <style:text-properties style:font-name="Calibri" fo:font-size="12pt" fo:font-weight="normal" officeooo:rsid="00c4c027" style:font-name-asian="Calibri2" style:font-size-asian="12pt" style:font-weight-asian="normal" style:font-name-complex="Calibri2"/>
    </style:style>
    <style:style style:name="T20" style:family="text">
      <style:text-properties style:font-name="Calibri" fo:font-size="12pt" fo:font-weight="normal" officeooo:rsid="00c5f6ff" style:font-name-asian="Calibri2" style:font-size-asian="12pt" style:font-weight-asian="normal" style:font-name-complex="Calibri2"/>
    </style:style>
    <style:style style:name="T21" style:family="text">
      <style:text-properties style:font-name="Calibri" fo:font-size="12pt" fo:font-style="italic" fo:font-weight="normal" officeooo:rsid="00ba4242" style:font-name-asian="Calibri2" style:font-size-asian="12pt" style:font-style-asian="italic" style:font-weight-asian="normal" style:font-name-complex="Calibri2" style:font-style-complex="italic"/>
    </style:style>
    <style:style style:name="T22" style:family="text">
      <style:text-properties style:font-name="Calibri" fo:font-size="12pt" style:font-size-asian="12pt"/>
    </style:style>
    <style:style style:name="T23" style:family="text">
      <style:text-properties style:font-name="Calibri" style:text-underline-style="none" fo:font-weight="bold" officeooo:rsid="00757952" style:font-name-asian="Calibri2" style:font-weight-asian="bold" style:font-name-complex="Calibri2" style:font-weight-complex="bold"/>
    </style:style>
    <style:style style:name="T24" style:family="text">
      <style:text-properties style:font-name="Calibri" style:text-underline-style="none" fo:font-weight="normal" officeooo:rsid="00757952" style:font-name-asian="Calibri2" style:font-weight-asian="normal" style:font-name-complex="Calibri2" style:font-weight-complex="normal"/>
    </style:style>
    <style:style style:name="T25" style:family="text">
      <style:text-properties style:font-name="Calibri" style:text-underline-style="none" fo:font-weight="normal" officeooo:rsid="00b78a4a" style:font-name-asian="Calibri2" style:font-weight-asian="normal" style:font-name-complex="Calibri2" style:font-weight-complex="normal"/>
    </style:style>
    <style:style style:name="T26" style:family="text">
      <style:text-properties officeooo:rsid="004fcd7e"/>
    </style:style>
    <style:style style:name="T27" style:family="text">
      <style:text-properties officeooo:rsid="0051378a"/>
    </style:style>
    <style:style style:name="T28" style:family="text">
      <style:text-properties style:font-name="Calibri1" fo:font-size="12pt" style:font-size-asian="12pt" style:font-size-complex="12pt"/>
    </style:style>
    <style:style style:name="T29" style:family="text">
      <style:text-properties style:font-name="Calibri1" fo:font-size="12pt" officeooo:rsid="0062d242" style:font-size-asian="12pt" style:font-size-complex="12pt"/>
    </style:style>
    <style:style style:name="T30" style:family="text">
      <style:text-properties style:font-name="Calibri1" fo:font-size="12pt" officeooo:rsid="00aafb3c" style:font-size-asian="12pt" style:font-size-complex="12pt"/>
    </style:style>
    <style:style style:name="T31" style:family="text">
      <style:text-properties style:font-name="Calibri1" fo:font-size="12pt" officeooo:rsid="00ac000e" style:font-size-asian="12pt" style:font-size-complex="12pt"/>
    </style:style>
    <style:style style:name="T32" style:family="text">
      <style:text-properties style:font-name="Calibri1" fo:font-size="12pt" officeooo:rsid="00ad498d" style:font-size-asian="12pt" style:font-size-complex="12pt"/>
    </style:style>
    <style:style style:name="T33" style:family="text">
      <style:text-properties style:font-name="Calibri1" fo:font-size="12pt" officeooo:rsid="00ad74c0" style:font-size-asian="12pt" style:font-size-complex="12pt"/>
    </style:style>
    <style:style style:name="T34" style:family="text">
      <style:text-properties style:font-name="Calibri1" fo:font-size="12pt" officeooo:rsid="00b4b021" style:font-size-asian="12pt" style:font-size-complex="12pt"/>
    </style:style>
    <style:style style:name="T35" style:family="text">
      <style:text-properties style:font-name="Calibri1" fo:font-size="12pt" officeooo:rsid="00b53ec6" style:font-size-asian="12pt" style:font-size-complex="12pt"/>
    </style:style>
    <style:style style:name="T36" style:family="text">
      <style:text-properties style:font-name="Calibri1" fo:font-size="12pt" officeooo:rsid="00c69138" style:font-size-asian="12pt" style:font-size-complex="12pt"/>
    </style:style>
    <style:style style:name="T37" style:family="text">
      <style:text-properties style:font-name="Calibri1" fo:font-size="12pt" officeooo:rsid="00c69138" style:font-size-asian="12pt" style:font-size-complex="12pt" style:font-style-complex="normal"/>
    </style:style>
    <style:style style:name="T38" style:family="text">
      <style:text-properties style:font-name="Calibri1" fo:font-size="12pt" officeooo:rsid="00c70930" style:font-size-asian="12pt" style:font-size-complex="12pt" style:font-style-complex="normal"/>
    </style:style>
    <style:style style:name="T39" style:family="text">
      <style:text-properties style:font-name="Calibri1" fo:font-size="12pt" fo:font-style="italic" officeooo:rsid="00c69138" style:font-size-asian="12pt" style:font-style-asian="italic" style:font-size-complex="12pt" style:font-style-complex="italic"/>
    </style:style>
    <style:style style:name="T40" style:family="text">
      <style:text-properties style:font-name="Calibri1" fo:font-size="12pt" fo:font-style="italic" officeooo:rsid="00c70930" style:font-size-asian="12pt" style:font-style-asian="italic" style:font-size-complex="12pt" style:font-style-complex="italic"/>
    </style:style>
    <style:style style:name="T41" style:family="text">
      <style:text-properties officeooo:rsid="00712aca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e2969" style:font-weight-asian="normal" style:font-weight-complex="normal"/>
    </style:style>
    <style:style style:name="T44" style:family="text">
      <style:text-properties fo:font-weight="normal" officeooo:rsid="00a64e78" style:font-weight-asian="normal" style:font-weight-complex="normal"/>
    </style:style>
    <style:style style:name="T45" style:family="text">
      <style:text-properties fo:font-weight="normal" officeooo:rsid="00a8e355" style:font-weight-asian="normal" style:font-weight-complex="normal"/>
    </style:style>
    <style:style style:name="T46" style:family="text">
      <style:text-properties style:text-underline-style="none" officeooo:rsid="00757952"/>
    </style:style>
    <style:style style:name="T47" style:family="text">
      <style:text-properties officeooo:rsid="00a0a760"/>
    </style:style>
    <style:style style:name="T48" style:family="text">
      <style:text-properties officeooo:rsid="00b5e7d1"/>
    </style:style>
    <style:style style:name="T49" style:family="text">
      <style:text-properties fo:font-size="10pt" style:font-size-asian="10pt"/>
    </style:style>
    <style:style style:name="T50" style:family="text">
      <style:text-properties fo:font-size="10pt" officeooo:rsid="00b8d1a6" style:font-size-asian="10pt"/>
    </style:style>
    <style:style style:name="T51" style:family="text">
      <style:text-properties style:font-name="Calibri-Bold" fo:font-size="10pt" fo:font-weight="bold" style:font-size-asian="10pt" style:font-weight-asian="bold"/>
    </style:style>
    <style:style style:name="T52" style:family="text">
      <style:text-properties style:font-name="Calibri-Bold" fo:font-size="10pt" fo:font-weight="bold" officeooo:rsid="00b78a4a" style:font-size-asian="10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41">P</text:span>raca domowa <text:span text:style-name="T26">12</text:span> – <text:span text:style-name="T48">nbp</text:span></text:p>
      <text:p text:style-name="P2">Przemysław Kleszcz</text:p>
      <text:p text:style-name="P1">Zadanie</text:p>
      <text:p text:style-name="P3">Cel pracy domowej: <text:span text:style-name="T27">Celem zadania jest stworzenie usługi (JAX-RS) zwracającej stosunek wartości jednej jednostki waluty obcej do waluty referencyjnej określonej przez komponent ejb.</text:span></text:p>
      <text:p text:style-name="P1">Organizacja strukturalna</text:p>
      <text:p text:style-name="P4"><text:span text:style-name="T1">Projekt zawiera </text:span><text:span text:style-name="T2">cztery</text:span><text:span text:style-name="T24"> </text:span><text:span text:style-name="T25">pliki</text:span><text:span text:style-name="T24">: </text:span><text:span text:style-name="T23">ExchRates.java, ImdbManager.java, XmlHandler.java, Currency.java</text:span></text:p>
      <text:p text:style-name="P7"><text:span text:style-name="T46">ExchRates.java</text:span>:</text:p>
      <text:p text:style-name="P7">public class <text:s/><text:span text:style-name="T46">ExchRates</text:span></text:p>
      <text:p text:style-name="P10"><text:tab/>public String getCurrencyRatio(String currency)</text:p>
      <text:p text:style-name="P11"><text:tab/>public static double round(double value, int places)</text:p>
      <text:p text:style-name="P11"><text:tab/>private void createHandler()</text:p>
      <text:p text:style-name="P11"><text:tab/>private String getCurrencyId()</text:p>
      <text:p text:style-name="P11"/>
      <text:p text:style-name="P8">XmlHandler.java:</text:p>
      <text:p text:style-name="P6">public class XmlHandler</text:p>
      <text:p text:style-name="P31"><text:tab/>public void startElement(String uri, String localName, String qName, Attributes attributes)</text:p>
      <text:p text:style-name="P37"><text:tab/>public void characters(char ch[], int start, int length)</text:p>
      <text:p text:style-name="P31"><text:tab/>public void endElement(String uri, String localName, String qName)</text:p>
      <text:p text:style-name="P31"><text:tab/>public Double calculate(String refCurrency, String currency)</text:p>
      <text:p text:style-name="P12"><text:tab/>private Currency getCurrency(String currency)</text:p>
      <text:p text:style-name="P12"/>
      <text:p text:style-name="P9">Currency.java:</text:p>
      <text:p text:style-name="P7">public class Currency</text:p>
      <text:p text:style-name="P32"><text:tab/>public String getName()</text:p>
      <text:p text:style-name="P32"><text:tab/>public void setName(String name)</text:p>
      <text:p text:style-name="P32"><text:tab/>public int getConverter()</text:p>
      <text:p text:style-name="P32"><text:tab/>public void setConverter(int converter)</text:p>
      <text:p text:style-name="P32"><text:tab/>public String getCurrencyCode()</text:p>
      <text:p text:style-name="P32"><text:tab/>public void setCurrencyCode(String currencyCode)</text:p>
      <text:p text:style-name="P32"><text:tab/>public double getAverageCourse()</text:p>
      <text:p text:style-name="P32"><text:tab/>public void setAverageCourse(double averageCourse)</text:p>
      <text:p text:style-name="P38"/>
      <text:p text:style-name="P12"/>
      <text:p text:style-name="P30"><text:span text:style-name="T51">I</text:span><text:span text:style-name="T52">M</text:span><text:span text:style-name="T51">dbManager.java:</text:span></text:p>
      <text:p text:style-name="P30"><text:span text:style-name="T49">public interface I</text:span><text:span text:style-name="T50">M</text:span><text:span text:style-name="T49">dbManager – Interfejs niezbędny do zdalnego wywołania metody komponentu MdbManager.</text:span></text:p>
      <text:p text:style-name="P5"/>
      <text:p text:style-name="P20"/>
      <text:p text:style-name="P21"><text:soft-page-break/><text:span text:style-name="T4">getCurrencyRatio(String currency)</text:span><text:span text:style-name="T8"> </text:span><text:span text:style-name="T3">-</text:span><text:span text:style-name="T8"> <text:s text:c="2"/></text:span><text:span text:style-name="T9">Metoda </text:span><text:span text:style-name="T10">przyjmuje jako parametr </text:span><text:span text:style-name="T11">kod waluty. <text:s/>Zwraca</text:span><text:span text:style-name="T12"> stosunek wartości jednostki waluty </text:span><text:span text:style-name="T11">o podanym kodzie </text:span><text:span text:style-name="T12">do waluty referencyjnej określonej przez komponent ejb.</text:span></text:p>
      <text:p text:style-name="P16"/>
      <text:p text:style-name="P22"><text:span text:style-name="T5">round(double value, int places) </text:span><text:span text:style-name="T6">-</text:span><text:span text:style-name="T12"> <text:s text:c="2"/></text:span><text:span text:style-name="T9">Metoda </text:span><text:span text:style-name="T10">przyjmuje jako parametr </text:span><text:span text:style-name="T13">wartość zmiennoprzecinkową oraz liczbę określającą liczbę miejsc dziesiętnych po przecinku. Zaokrągla przekazaną wartość do </text:span><text:span text:style-name="T21">n</text:span><text:span text:style-name="T13"> miejsc dziesiętnych określonych parametrem.</text:span></text:p>
      <text:p text:style-name="P17"/>
      <text:p text:style-name="P23"><text:span text:style-name="T5">createHandler() </text:span><text:span text:style-name="T6">-</text:span><text:span text:style-name="T12"> <text:s text:c="2"/></text:span><text:span text:style-name="T14">Metoda tworzy obiekt odpowiedzialny za logik</text:span><text:span text:style-name="T22">ę importowania danych dla</text:span></text:p>
      <text:p text:style-name="P33">parsera SAX.</text:p>
      <text:p text:style-name="P33"/>
      <text:p text:style-name="P23"><text:span text:style-name="T5">getCurrencyId() </text:span><text:span text:style-name="T6">-</text:span><text:span text:style-name="T12"> <text:s text:c="2"/></text:span><text:span text:style-name="T14">Metoda zdalnego wywołania komponentu MdbManager.</text:span></text:p>
      <text:p text:style-name="P18"/>
      <text:p text:style-name="P19"><text:span text:style-name="T47">startElement(String uri, String localName, String qName, Attributes attributes)</text:span><text:span text:style-name="T43"> – </text:span><text:span text:style-name="T42">Przyjmuje jako parametry URI przestrzeni nazw elementu, nazwę elementu, listę atrybutów bieżącego elementu. Metoda obsługuje zdarzenie napotkania przez parser początku nowego elementu.</text:span></text:p>
      <text:p text:style-name="P14"/>
      <text:p text:style-name="P19"><text:span text:style-name="T47">characters(char ch[], int start, int length)</text:span><text:span text:style-name="T43"> – </text:span><text:span text:style-name="T42">Przyjmuje jako parametry </text:span><text:span text:style-name="T44">tablicę znaków, pozycję początkową określającą, w którym miejscu zaczyna się wartość elementu, pozycję końcową określającą, w którym miejscu kończy się wartość elementu.</text:span></text:p>
      <text:p text:style-name="P15"/>
      <text:p text:style-name="P19"><text:span text:style-name="T47">endElement(String uri, String localName, String qName)</text:span><text:span text:style-name="T43"> – </text:span><text:span text:style-name="T44">Przyjmuje jako parametry URI przestrzeni nazw elementu, nazwę elementu. Metoda obsługuje zdarzenie napotkania przez parser </text:span><text:span text:style-name="T45">końca</text:span><text:span text:style-name="T44"> nowego elementu.</text:span></text:p>
      <text:p text:style-name="P15"/>
      <text:p text:style-name="P24"><text:span text:style-name="T7">calculate(String refCurrency, String currency)</text:span><text:span text:style-name="T5"> </text:span><text:span text:style-name="T6">-</text:span><text:span text:style-name="T12"> <text:s text:c="2"/></text:span><text:span text:style-name="T11">Zwraca</text:span><text:span text:style-name="T12"> stosunek wartości jednostki waluty </text:span><text:span text:style-name="T11">o podanym </text:span><text:span text:style-name="T15">w parametrze </text:span><text:span text:style-name="T11">kodzie </text:span><text:span text:style-name="T12">do waluty </text:span><text:span text:style-name="T15">o kodzie podanym w drugim parametrze</text:span><text:span text:style-name="T12">.</text:span></text:p>
      <text:p text:style-name="P39"/>
      <text:p text:style-name="P25"><text:span text:style-name="T7">getCurrency(String currency)</text:span><text:span text:style-name="T5"> </text:span><text:span text:style-name="T6">-</text:span><text:span text:style-name="T12"> <text:s text:c="2"/></text:span><text:span text:style-name="T16">Przyjmuje jako parametr kod waluty. Zwraca obiekt agregujący informacje o walucie z kolekcji danych z pliku xml.</text:span></text:p>
      <text:p text:style-name="P40"/>
      <text:p text:style-name="P26"><text:span text:style-name="T7">getName()</text:span><text:span text:style-name="T5"> </text:span><text:span text:style-name="T6">-</text:span><text:span text:style-name="T12"> <text:s text:c="2"/></text:span><text:span text:style-name="T17">Zwraca nazwę waluty. </text:span></text:p>
      <text:p text:style-name="P41"/>
      <text:p text:style-name="P26"><text:span text:style-name="T7">setName(String name)</text:span><text:span text:style-name="T6">-</text:span><text:span text:style-name="T12"> <text:s text:c="2"/></text:span><text:span text:style-name="T17">Ustawia nazwę waluty.</text:span></text:p>
      <text:p text:style-name="P41"/>
      <text:p text:style-name="P27"><text:span text:style-name="T7">getConverter()</text:span><text:span text:style-name="T6">-</text:span><text:span text:style-name="T12"> <text:s text:c="2"/></text:span><text:span text:style-name="T18">Zwraca przelicznik waluty.</text:span></text:p>
      <text:p text:style-name="P42"/>
      <text:p text:style-name="P27"><text:span text:style-name="T7">setConverter(int converter)</text:span><text:span text:style-name="T6">-</text:span><text:span text:style-name="T12"> <text:s text:c="2"/></text:span><text:span text:style-name="T18">Ustawia przelicznik waluty.</text:span></text:p>
      <text:p text:style-name="P42"/>
      <text:p text:style-name="P28"><text:span text:style-name="T7">getCurrencyCode()</text:span><text:span text:style-name="T6">-</text:span><text:span text:style-name="T12"> <text:s text:c="2"/></text:span><text:span text:style-name="T19">Zwraca kod waluty.</text:span></text:p>
      <text:p text:style-name="P43"/>
      <text:p text:style-name="P28"><text:soft-page-break/><text:span text:style-name="T7">setCurrencyCode(String currencyCode)</text:span><text:span text:style-name="T6">-</text:span><text:span text:style-name="T12"> <text:s text:c="2"/></text:span><text:span text:style-name="T19">Ustawia kod waluty.</text:span></text:p>
      <text:p text:style-name="P43"/>
      <text:p text:style-name="P29"><text:span text:style-name="T7">getAverageCourse()</text:span><text:span text:style-name="T6">-</text:span><text:span text:style-name="T12"> <text:s text:c="2"/></text:span><text:span text:style-name="T20">Zwraca średnią wartość kursu.</text:span></text:p>
      <text:p text:style-name="P44"/>
      <text:p text:style-name="P29"><text:span text:style-name="T7">setAverageCourse(double averageCourse)</text:span><text:span text:style-name="T6">-</text:span><text:span text:style-name="T12"> <text:s text:c="2"/></text:span><text:span text:style-name="T20">Ustawia średnią wartość kursu.</text:span></text:p>
      <text:p text:style-name="P15"/>
      <text:p text:style-name="P13"/>
      <text:p text:style-name="P45">Opis mechanizmu</text:p>
      <text:p text:style-name="P45"/>
      <text:p text:style-name="P47"><text:span text:style-name="T29">Aplikacja oczekuje </text:span><text:span text:style-name="T28">na żądania HTTP. </text:span><text:span text:style-name="T36">Parametr określający kod waluty jest pobierany z adresu URL. W następnej kolejności jeśli nie istnieje kolekcja danych pobranych w czasie poprzedniego wywołania usługi, uruchamiany jest parser SAX, który przetwarza plik </text:span><text:span text:style-name="T39">xml</text:span><text:span text:style-name="T36"> umieszczony na zdalnym serwerze. </text:span><text:span text:style-name="T32">Przyszłe żądania nie uruchamiają ponownie parsera lecz operują na utworzon</text:span><text:span text:style-name="T36">ej</text:span><text:span text:style-name="T32"> wcześniej </text:span><text:span text:style-name="T36">kolekcji. Po utworzeniu kolekcji danych, program łączy się z komponentem EJB o nazwie </text:span><text:span text:style-name="T39">MdbManager. </text:span><text:span text:style-name="T37">Funkcjonalność komponentu zapewnia dostęp do trzyliterowego kodu waluty referencyjnej. W następnej kolejności na podstawie </text:span><text:span text:style-name="T38">trzyliterowych kodów</text:span><text:span text:style-name="T37">, pobierane są ze zbioru danych z pliku, konkretne informacje </text:span><text:span text:style-name="T38">dotyczące poszczególnych walut. Obliczany jest stosunek jednostki wartości waluty przekazanej w żądaniu do jednostki wartości waluty otrzymanej z komponentu </text:span><text:span text:style-name="T40">EJB. </text:span><text:span text:style-name="T38">Wynik operacji jest zaokrąglany do czterech miejsc dziesiętnych i umieszczany w odpowiedzi HTTP.<text:tab/></text:span></text:p>
      <text:p text:style-name="P46"><text:span text:style-name="T33"/></text:p>
      <text:p text:style-name="P34"/>
      <text:p text:style-name="P36"/>
      <text:p text:style-name="P3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4T18:25:50.270000000</dc:date>
    <meta:editing-duration>PT5H45M</meta:editing-duration>
    <meta:editing-cycles>159</meta:editing-cycles>
    <meta:generator>LibreOffice/5.4.2.2$Windows_X86_64 LibreOffice_project/22b09f6418e8c2d508a9eaf86b2399209b0990f4</meta:generator>
    <meta:document-statistic meta:table-count="0" meta:image-count="0" meta:object-count="0" meta:page-count="3" meta:paragraph-count="51" meta:word-count="509" meta:character-count="4332" meta:non-whitespace-character-count="3820"/>
  </office:meta>
</office:document-meta>
</file>